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style:writing-mode="lr-tb"/>
    </style:style>
    <style:style style:name="P2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3" style:family="paragraph" style:parent-style-name="Text_20_body" style:list-style-name="L1">
      <style:paragraph-properties style:writing-mode="lr-tb"/>
    </style:style>
    <style:style style:name="P4" style:family="paragraph" style:parent-style-name="Text_20_body" style:list-style-name="L2">
      <style:paragraph-properties fo:margin-top="0cm" fo:margin-bottom="0cm" style:contextual-spacing="false" style:writing-mode="lr-tb"/>
    </style:style>
    <style:style style:name="P5" style:family="paragraph" style:parent-style-name="Text_20_body" style:list-style-name="L2">
      <style:paragraph-properties style:writing-mode="lr-tb"/>
    </style:style>
    <style:style style:name="P6" style:family="paragraph" style:parent-style-name="Text_20_body" style:list-style-name="L3">
      <style:paragraph-properties style:writing-mode="lr-tb"/>
    </style:style>
    <style:style style:name="P7" style:family="paragraph" style:parent-style-name="Text_20_body" style:list-style-name="L4">
      <style:paragraph-properties fo:margin-top="0cm" fo:margin-bottom="0cm" style:contextual-spacing="false" style:writing-mode="lr-tb"/>
    </style:style>
    <style:style style:name="P8" style:family="paragraph" style:parent-style-name="Text_20_body" style:list-style-name="L4">
      <style:paragraph-properties style:writing-mode="lr-tb"/>
    </style:style>
    <style:style style:name="P9" style:family="paragraph" style:parent-style-name="Text_20_body">
      <style:paragraph-properties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lantilla 1: Estipulación general</text:h>
      <text:p text:style-name="P9"><text:span text:style-name="Strong_20_Emphasis">1. Objeto del contrato:</text:span></text:p>
      <text:p text:style-name="P9">El presente contrato tiene por objeto la prestación de servicios de hacking ético y pruebas de penetración (pentesting) por parte del <text:span text:style-name="Strong_20_Emphasis">[Nombre del proveedor]</text:span> al <text:span text:style-name="Strong_20_Emphasis">[Nombre del cliente]</text:span>. El objetivo es evaluar la seguridad de los sistemas informáticos del cliente e identificar posibles vulnerabilidades que puedan ser explotadas por atacantes malintencionados.</text:p>
      <text:p text:style-name="P9"><text:span text:style-name="Strong_20_Emphasis">2. Alcance de los servicios:</text:span></text:p>
      <text:p text:style-name="P9">Los servicios de hacking ético y pentesting incluirán las siguientes actividades:</text:p>
      <text:list text:style-name="L1">
        <text:list-item>
          <text:p text:style-name="P2"><text:span text:style-name="Strong_20_Emphasis">Análisis de vulnerabilidades:</text:span> Se realizará un análisis exhaustivo de los sistemas informáticos del cliente para identificar posibles vulnerabilidades, incluyendo: </text:p>
          <text:list>
            <text:list-item>
              <text:p text:style-name="P2">Vulnerabilidades de software </text:p>
            </text:list-item>
            <text:list-item>
              <text:p text:style-name="P2">Vulnerabilidades de hardware </text:p>
            </text:list-item>
            <text:list-item>
              <text:p text:style-name="P2">Vulnerabilidades de configuración </text:p>
            </text:list-item>
          </text:list>
        </text:list-item>
        <text:list-item>
          <text:p text:style-name="P2"><text:span text:style-name="Strong_20_Emphasis">Pruebas de penetración:</text:span> Se simularán ataques reales a los sistemas informáticos del cliente para verificar si las vulnerabilidades identificadas pueden ser explotadas. </text:p>
        </text:list-item>
        <text:list-item>
          <text:p text:style-name="P2"><text:span text:style-name="Strong_20_Emphasis">Informe de resultados:</text:span> Se elaborará un informe final con los resultados del análisis y las pruebas de penetración, incluyendo: </text:p>
          <text:list>
            <text:list-item>
              <text:p text:style-name="P2">Descripción de las vulnerabilidades encontradas </text:p>
            </text:list-item>
            <text:list-item>
              <text:p text:style-name="P3">Recomendaciones para mitigar las vulnerabilidades </text:p>
            </text:list-item>
          </text:list>
        </text:list-item>
      </text:list>
      <text:p text:style-name="P9"><text:span text:style-name="Strong_20_Emphasis">3. Metodología:</text:span></text:p>
      <text:p text:style-name="P9">El proveedor utilizará una metodología de hacking ético y pentesting reconocida por la industria, como por ejemplo la metodología OWASP.</text:p>
      <text:p text:style-name="P9"><text:span text:style-name="Strong_20_Emphasis">4. Confidencialidad:</text:span></text:p>
      <text:p text:style-name="P9">El proveedor se compromete a mantener la confidencialidad de toda la información proporcionada por el cliente.</text:p>
      <text:p text:style-name="P9"><text:span text:style-name="Strong_20_Emphasis">5. Responsabilidades:</text:span></text:p>
      <text:list text:style-name="L2">
        <text:list-item>
          <text:p text:style-name="P4"><text:span text:style-name="Strong_20_Emphasis">Responsabilidades del proveedor:</text:span> </text:p>
          <text:list>
            <text:list-item>
              <text:p text:style-name="P4">Realizar los servicios de hacking ético y pentesting de acuerdo con el alcance y la metodología establecidos en este contrato. </text:p>
            </text:list-item>
            <text:list-item>
              <text:p text:style-name="P4">Mantener la confidencialidad de toda la información proporcionada por el cliente. </text:p>
            </text:list-item>
            <text:list-item>
              <text:p text:style-name="P4">Notificar al cliente de cualquier vulnerabilidad identificada en sus sistemas informáticos. </text:p>
            </text:list-item>
          </text:list>
        </text:list-item>
        <text:list-item>
          <text:p text:style-name="P4"><text:span text:style-name="Strong_20_Emphasis">Responsabilidades del cliente:</text:span> </text:p>
          <text:list>
            <text:list-item>
              <text:p text:style-name="P4">Proporcionar al proveedor toda la información necesaria para realizar los servicios de hacking ético y pentesting. </text:p>
            </text:list-item>
            <text:list-item>
              <text:p text:style-name="P4">Facilitar el acceso del proveedor a los sistemas informáticos que se van a evaluar. </text:p>
            </text:list-item>
            <text:list-item>
              <text:p text:style-name="P5">Implementar las medidas de seguridad recomendadas por el proveedor para mitigar las vulnerabilidades identificadas. </text:p>
            </text:list-item>
          </text:list>
        </text:list-item>
      </text:list>
      <text:p text:style-name="P9"><text:soft-page-break/><text:span text:style-name="Strong_20_Emphasis">6. Precio y forma de pago:</text:span></text:p>
      <text:p text:style-name="P9">El precio de los servicios de hacking ético y pentesting será de <text:span text:style-name="Strong_20_Emphasis">[Precio]</text:span> euros. El pago se realizará en la forma siguiente:</text:p>
      <text:list text:style-name="L3">
        <text:list-item>
          <text:p text:style-name="P6"><text:span text:style-name="Strong_20_Emphasis">[Forma de pago]</text:span> </text:p>
        </text:list-item>
      </text:list>
      <text:p text:style-name="P9"><text:span text:style-name="Strong_20_Emphasis">7. Duración del contrato:</text:span></text:p>
      <text:p text:style-name="P9">El presente contrato tendrá una duración de <text:span text:style-name="Strong_20_Emphasis">[Duración]</text:span> meses, a partir de la fecha de su firma.</text:p>
      <text:p text:style-name="P9"><text:span text:style-name="Strong_20_Emphasis">8. Rescisión del contrato:</text:span></text:p>
      <text:p text:style-name="P9">El presente contrato podrá ser rescindido por cualquiera de las partes mediante preaviso de <text:span text:style-name="Strong_20_Emphasis">[Preaviso]</text:span> días.</text:p>
      <text:p text:style-name="P9"><text:span text:style-name="Strong_20_Emphasis">9. Jurisdicción:</text:span></text:p>
      <text:p text:style-name="P9">El presente contrato se regirá por la legislación española.</text:p>
      <text:h text:style-name="P1" text:outline-level="2">Plantilla 2: Estipulación específica</text:h>
      <text:p text:style-name="P9"><text:span text:style-name="Strong_20_Emphasis">1. Exclusiones:</text:span></text:p>
      <text:p text:style-name="P9">Los servicios de hacking ético y pentesting no incluirán las siguientes actividades:</text:p>
      <text:list text:style-name="L4">
        <text:list-item>
          <text:p text:style-name="P7"><text:span text:style-name="Strong_20_Emphasis">Ataques a sistemas críticos:</text:span> No se realizarán ataques a sistemas informáticos que sean críticos para la operación del cliente. </text:p>
        </text:list-item>
        <text:list-item>
          <text:p text:style-name="P7"><text:span text:style-name="Strong_20_Emphasis">Acceso a datos confidenciales:</text:span> No se accederá a datos confidenciales del cliente, como por ejemplo datos personales o financieros. </text:p>
        </text:list-item>
        <text:list-item>
          <text:p text:style-name="P8"><text:span text:style-name="Strong_20_Emphasis">Pruebas de denegación de servicio:</text:span> No se realizarán pruebas de denegación de servicio (DoS) que puedan afectar la disponibilidad de los sistemas informáticos del cliente. </text:p>
        </text:list-item>
      </text:list>
      <text:p text:style-name="P9"><text:span text:style-name="Strong_20_Emphasis">2. Limitación de responsabilidad:</text:span></text:p>
      <text:p text:style-name="P9">El proveedor no se responsabiliza de los daños que puedan derivarse de la explotación de las vulnerabilidades identificadas en los sistemas informáticos del cliente.</text:p>
      <text:p text:style-name="P9"><text:span text:style-name="Strong_20_Emphasis">3. Propiedad intelectual:</text:span></text:p>
      <text:p text:style-name="P9">Los resultados de los servicios de hacking ético y pentesting serán propiedad del cliente.</text:p>
      <text:p text:style-name="P9"><text:span text:style-name="Strong_20_Emphasis">4. Subcontratación:</text:span></text:p>
      <text:p text:style-name="P9">El proveedor podrá subcontratar la prestación de los servicios de hacking ético y pentesting a terceros.</text:p>
      <text:p text:style-name="P9"><text:span text:style-name="Strong_20_Emphasis">5. Acuerdo de no divulgación:</text:span></text:p>
      <text:p text:style-name="P9">El cliente se compromete a no divulgar a terceros la información proporcionada por el proveedor en el marco de este contrato.</text:p>
      <text:p text:style-name="P9"><text:span text:style-name="Strong_20_Emphasis">6. Fuerza mayor:</text:span></text:p>
      <text:p text:style-name="P9"><text:soft-page-break/>Las partes no serán responsables de los incumplimientos de sus obligaciones en este contrato que sean causados por fuerza mayor.</text:p>
      <text:p text:style-name="P9"><text:span text:style-name="Strong_20_Emphasis">7. Modificaciones:</text:span></text:p>
      <text:p text:style-name="P9">Las modificaciones a este contrato deberán ser realizadas por escrito y firmadas por ambas partes.</text:p>
      <text:p text:style-name="P9"><text:span text:style-name="Strong_20_Emphasis">8. Notificaciones:</text:span></text:p>
      <text:p text:style-name="P9">Las notificaciones relacionadas con este contrato se realizarán por escrito y se enviarán a la dirección postal de las partes.</text:p>
      <text:p text:style-name="P9"><text:span text:style-name="Strong_20_Emphasis">9. Acuerdo completo:</text:span></text:p>
      <text:p text:style-name="P9">Este contrato constituye el acuerdo completo entre las partes en relación con la prestación de servicios de hacking ético y pentesting.</text:p>
      <text:p text:style-name="P9"><text:span text:style-name="Strong_20_Emphasis">10. Separabilidad:</text:span></text:p>
      <text:p text:style-name="P9">Si alguna disposición de este contrato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8:43:11.345326444</meta:creation-date>
    <dc:date>2024-03-18T18:44:11.145892644</dc:date>
    <meta:editing-duration>PT1M</meta:editing-duration>
    <meta:editing-cycles>1</meta:editing-cycles>
    <meta:document-statistic meta:table-count="0" meta:image-count="0" meta:object-count="0" meta:page-count="3" meta:paragraph-count="59" meta:word-count="655" meta:character-count="4435" meta:non-whitespace-character-count="3839"/>
    <meta:generator>LibreOffice/7.5.9.2$Linux_X86_64 LibreOffice_project/50$Build-2</meta:generator>
  </office:meta>
</office:document-meta>
</file>